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245f0d" officeooo:paragraph-rsid="00245f0d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2757f3" officeooo:paragraph-rsid="002757f3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در اموزش های کدهای زیادی دیده ام که در فایل .babelrc همچین چیزی هست<text:line-break/><text:line-break/>{</text:p>
      <text:p text:style-name="P1"><text:s text:c="2"/>"presets": ["react", "es2015", "stage-1"]</text:p>
      <text:p text:style-name="P1">}</text:p>
      <text:p text:style-name="P1"/>
      <text:p text:style-name="P1"/>
      <text:p text:style-name="P1">و اشاره ی من گزینه ی es2015 است. من این را استفاده نکرده بودم و هرجا می دیدم از خود می پرسیدم که چرا من این را در فایل.babelrc ام ندارم امروز در موردش سرچ کردم و طبق لینک زیر فهمیدم که این دیگر قدیمی شده و همان که خودم در boilderpalte هایم می گذارم درست است:</text:p>
      <text:p text:style-name="P1"/>
      <text:p text:style-name="P2"><text:a xlink:type="simple" xlink:href="https://babeljs.io/env/" text:style-name="Internet_20_link" text:visited-style-name="Visited_20_Internet_20_Link">https://babeljs.io/env/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30T17:34:57.806824060</dc:date>
    <meta:editing-duration>PT6H40M37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78" meta:character-count="395" meta:non-whitespace-character-count="319"/>
  </office:meta>
</office:document-meta>
</file>